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-Bold" svg:font-family="Garamond-Bol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draw:auto-grow-height="true" fo:min-height="12.612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fo:min-height="11.9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66cc" style:font-name="Liberation Sans" fo:font-size="28pt" style:letter-kerning="true" style:font-size-asian="28pt" style:font-size-complex="28pt"/>
    </style:style>
    <style:style style:name="T5" style:family="text">
      <style:text-properties fo:color="#0066cc" style:font-name="Liberation Sans" fo:font-size="28pt" style:letter-kerning="true" style:font-name-asian="Segoe UI" style:font-size-asian="28pt" style:font-name-complex="Tahoma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 presentation:user-transformed="true">
          <draw:text-box>
            <text:p><text:span text:style-name="T1">Reti e Società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l concetto di r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termine <text:span text:style-name="T2">RETE</text:span> ha acquistato un significato ampio:</text:p>
                <text:list>
                  <text:list-item>
                    <text:p>Strutture di interconnessioni (<text:span text:style-name="T3">wired</text:span> o <text:span text:style-name="T3">wireless</text:span>);</text:p>
                  </text:list-item>
                  <text:list-item>
                    <text:p>Macchine (hardware e software) che fanno parte dell’oggetto dell'interconnessione e i suoi apparati di supporto;</text:p>
                  </text:list-item>
                </text:list>
              </text:list-item>
              <text:list-item>
                <text:p>Nelle istanze di maggior dettaglio, si arrivano a reti personali che non sono interconnesse alla grande rete ma sono sistemi chiusi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Una rete</text:p>
          </draw:text-box>
        </draw:frame>
        <draw:frame presentation:style-name="pr7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Le reti (piccole o grandi) sono costituite da componenti trasmissive di tipo statico (doppino di rame, fibra ottica, onde radio, …) e da vari componenti attivi, hardware e software.</text:span></text:p>
              </text:list-item>
              <text:list-item>
                <text:p text:style-name="P3"><text:span text:style-name="T5">La molteplicità e complessità dei componenti, cui deve aggiungersi l'insieme umano, costituiscono il motivo principale della elevata vulnerabilità intrinseca dei sistemi e sono in virtù della loro missione di trattare le informazioni, gli elementi cui si riferiscono tutte le misure di sicurezza, di carattere organizzativo, fisico e logic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4" draw:layer="layout" svg:width="25.199cm" svg:height="1.771cm" svg:x="1.4cm" svg:y="0.837cm" presentation:class="title" presentation:user-transformed="true">
          <draw:text-box>
            <text:p><text:span text:style-name="T6">Le varie tipologie di rete come presupposto di Internet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Prima dell’esistenza di una rete internet, ci sono altre tipologie di reti, sviluppatesi nel tempo, che oggi sono ancora ampiamente in uso:</text:p>
                <text:list>
                  <text:list-item>
                    <text:p>Rete telefonica;</text:p>
                  </text:list-item>
                  <text:list-item>
                    <text:p>Rete televisiva</text:p>
                  </text:list-item>
                  <text:list-item>
                    <text:p>Rete cellul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ti telefoniche e televisiv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La rete telefonica è basato sulla connettività, quindi sono reti che non hanno contenuti, perché il contenuto è fornito dagli utenti ai due estremi della linea.</text:p>
              </text:list-item>
              <text:list-item>
                <text:p>La rete televisiva, fondata sulla diffusione via etere, sono sempre state le reti dei contenut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La rete cellulare </text:p>
          </draw:text-box>
        </draw:frame>
        <draw:frame presentation:style-name="Blue_5f_Curve1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 caratterizza tecnicamente come un'appendice della rete fissa, alla quale apporta una nuova fondamentale valenza, quella della reperibilità continua, della mobilità e della possibilità di consentire comunicazioni personali sempre e ovunq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oggetti coinvolti nella gestione reti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1 settembre 1969 nasce Internet con l’avvenuto di ARPNET (Collegava il Dip. di Stato USA con le università).</text:p>
              </text:list-item>
              <text:list-item>
                <text:p>Nel ‘83 si separarono in 2 ambiti:</text:p>
                <text:list>
                  <text:list-item>
                    <text:p>Militare(MILNET)</text:p>
                  </text:list-item>
                  <text:list-item>
                    <text:p>Scientifico(ARPNET)</text:p>
                  </text:list-item>
                </text:list>
              </text:list-item>
              <text:list-item>
                <text:p>Tra il ‘90 e ‘95 Internet si diffonde tra i pubblici e privati fino ad arrivare ai livelli d’ogg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7">Soggetti coinvolti nella gestione di Internet dal ‘90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l ‘92 viene costituita la <text:span text:style-name="T3">Internet Society(ISOC) </text:span><text:span text:style-name="T8">che venne conferita </text:span>la responsabilità delle strutture di coordinamento <text:span text:style-name="T3">(Internet Activity Board e Internet Engineering Task Force)</text:span>.</text:p>
              </text:list-item>
              <text:list-item>
                <text:p>Nel ‘98 nasce la CENTR con il fine di favorire lo scambio di informazioni e garantire lo sviluppo di procedure tra i registri europei per il coordinamento dei nomi di dominio di primo livello (.it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l ‘99 viene costituita la ICANN l'organizzazione non-profit costituita per gestire l'allocazione dello spazio per gli indirizzi Internet e le funzioni di <text:span text:style-name="T3">domain name system</text:span> e di <text:span text:style-name="T3">root server system</text:span>.</text:p>
              </text:list-item>
              <text:list-item>
                <text:p>W3C (World Wide Web Consortium) ha l'obiettivo di standardizzare le tecnologie utilizzate in ambito Web che oggi sono fondamentali in Intern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icurezza e Privacy</text:p>
          </draw:text-box>
        </draw:frame>
        <draw:frame presentation:style-name="Blue_5f_Curve1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a rete di telecomunicazione, e con essa le informazioni che vi transitano, per essere considerata sicura, deve soddisfare almeno i seguenti requisiti:</text:p>
                <text:list>
                  <text:list-item>
                    <text:p>Confidenzialità delle informazioni;</text:p>
                  </text:list-item>
                  <text:list-item>
                    <text:p>Disponibilità delle informazioni;</text:p>
                  </text:list-item>
                  <text:list-item>
                    <text:p>Integrità delle informazion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eggi sulla privacy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eggi principali fondamentali per la tutela dei dati personali:</text:span></text:p>
                <text:list>
                  <text:list-item>
                    <text:p>I dati devono essere raccolti nel rispetto delle leggi;</text:p>
                  </text:list-item>
                  <text:list-item>
                    <text:p>Le informazioni raccolte su singoli individui non possono essere diffuse ad altre organizzazioni o ad altri individui senza esplicita autorizzazione;</text:p>
                  </text:list-item>
                  <text:list-item>
                    <text:p>Le informazioni devono essere accurate e aggiornate;</text:p>
                  </text:list-item>
                  <text:list-item>
                    <text:p>Gli individui hanno il diritto di correggere e aggiornare le informazioni personali;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inacce sulla sicurezza della ret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Minacce alla sicurezza sono tutti quegli eventi che possono avere come conseguenza la perdita dei requisiti generici, tra loro interdipendenti, di sicurezza delle informazioni.</text:p>
              </text:list-item>
              <text:list-item>
                <text:p>Devono essere prese in considerazione tutte le minacce alla sicurezza e non solo quelle caratterizzate da un intento dolos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Intercettazione delle comunicazioni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omunicazioni elettroniche possono essere intercettate e i suoi dati copiati o modificati.</text:p>
              </text:list-item>
              <text:list-item>
                <text:p>Le intercettazione possono avvenire tramite Internet, i router, i gateway, i commutatori e i server di rete.</text:p>
              </text:list-item>
              <text:list-item>
                <text:p>Le intercettazioni illecite o dolose devono essere distinte dalle intercettazioni consentite dalla leg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ecure Socket Layer (SSL)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umento di sicurezza più diffusa su Internet.</text:p>
              </text:list-item>
              <text:list-item>
                <text:p>Sistema che cifra le comunicazioni tra web server e browser dell’utente.</text:p>
              </text:list-item>
              <text:list-item>
                <text:p>La versione più potente è da 128 b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ccesso non autorizzato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L’accesso non autorizzato si tratta di un'intrusione e può avvenire in diversi modi:</text:span></text:p>
                <text:list>
                  <text:list-item>
                    <text:p>Uso di informazioni confidenziali interne;</text:p>
                  </text:list-item>
                  <text:list-item>
                    <text:p>Decifrazione di password mediante i cosiddetti <text:span text:style-name="T3">dictionary attacks</text:span><text:span text:style-name="T8">;</text:span></text:p>
                  </text:list-item>
                  <text:list-item>
                    <text:p><text:span text:style-name="T8">Intercettazione di password;</text:span></text:p>
                  </text:list-item>
                </text:list>
              </text:list-item>
              <text:list-item>
                <text:p><text:span text:style-name="T9">L'accesso non autorizzato ha in genere finalità dolose e mira a copiare, modificare o distruggere i dat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text-style-name="P6" draw:layer="layout" svg:width="25.199cm" svg:height="1.771cm" svg:x="1.4cm" svg:y="0.837cm" presentation:class="title" presentation:user-transformed="true">
          <draw:text-box>
            <text:p text:style-name="P6"><text:span text:style-name="T10">Combattere l’accesso non autorizzato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I metodi più utilizzati consiste nell’installare una password o un firewall, però offre una protezione limitata.</text:p>
              </text:list-item>
              <text:list-item>
                <text:p>Per aumentare la sicurezza bisogna integrare altri strumenti di sicurezza tipo: rilevamento di intrusioni, riconoscimento di un attacco, ec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secuzioni di software maligni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computer funziona con applicazioni software, però queste applicazioni possono essere modificate per danneggiare stesso computer.</text:p>
              </text:list-item>
              <text:list-item>
                <text:p>Un tipo di software maligno è il <text:span text:style-name="T3">virus</text:span><text:span text:style-name="T8"> che riproduce il proprio codice virale aggregandosi su altri programmi, così è assicurato l’esecuzione del programma infetto. </text:span></text:p>
              </text:list-item>
              <text:list-item>
                <text:p><text:span text:style-name="T8">Esistono diversi tipi: Trojan, logic boms, worm, il virus </text:span><text:span text:style-name="T3">I Love You, Melissa </text:span><text:span text:style-name="T8">e </text:span><text:span text:style-name="T3">Kournikov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battere i software maligni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Installare software antivirus.</text:p>
              </text:list-item>
              <text:list-item>
                <text:p>Verifica l’integrità di un software (Il virus va modificare una parte di codice) utilizzando un <text:span text:style-name="T3">integrity checker</text:span>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rto d’identità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furto d’identità consiste nel furto di informazioni personali che causano problemi nell’autenticazione dell’utente.</text:p>
              </text:list-item>
              <text:list-item>
                <text:p>Reti virtuali private (VPN) usano il sistema SSL e il protocollo IPSec per trasmettere su reti non protette e canali aperti.</text:p>
              </text:list-item>
              <text:list-item>
                <text:p>Un‘<text:span text:style-name="T3">autorità di certificazione</text:span> pensa a quanto è sicuro una rete attraverso certificati (dettate dalla U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-Bold" svg:font-family="Garamond-Bol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8:00:35.684000000</meta:creation-date>
    <meta:editing-duration>PT1H51M57S</meta:editing-duration>
    <meta:editing-cycles>22</meta:editing-cycles>
    <meta:generator>LibreOffice/6.0.2.1$Windows_X86_64 LibreOffice_project/f7f06a8f319e4b62f9bc5095aa112a65d2f3ac89</meta:generator>
    <dc:title>Blue Curve</dc:title>
    <dc:date>2018-03-09T18:30:50.113000000</dc:date>
    <meta:document-statistic meta:object-count="110"/>
  </office:meta>
</office:document-meta>
</file>